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643" officeooo:paragraph-rsid="00022643"/>
    </style:style>
    <style:style style:name="P2" style:family="paragraph" style:parent-style-name="Standard">
      <style:text-properties officeooo:paragraph-rsid="00022643"/>
    </style:style>
    <style:style style:name="P3" style:family="paragraph" style:parent-style-name="Standard">
      <style:text-properties officeooo:paragraph-rsid="000326bd"/>
    </style:style>
    <style:style style:name="P4" style:family="paragraph" style:parent-style-name="Standard">
      <style:text-properties officeooo:rsid="00045ea5" officeooo:paragraph-rsid="00045ea5"/>
    </style:style>
    <style:style style:name="P5" style:family="paragraph" style:parent-style-name="Standard">
      <style:text-properties officeooo:rsid="0004d7b6" officeooo:paragraph-rsid="0004d7b6"/>
    </style:style>
    <style:style style:name="P6" style:family="paragraph" style:parent-style-name="Standard">
      <style:text-properties officeooo:paragraph-rsid="0004d7b6"/>
    </style:style>
    <style:style style:name="P7" style:family="paragraph" style:parent-style-name="Standard">
      <style:text-properties officeooo:rsid="00062ab8" officeooo:paragraph-rsid="00062ab8"/>
    </style:style>
    <style:style style:name="P8" style:family="paragraph" style:parent-style-name="Standard">
      <style:text-properties officeooo:paragraph-rsid="00062ab8"/>
    </style:style>
    <style:style style:name="P9" style:family="paragraph" style:parent-style-name="Standard">
      <style:text-properties officeooo:rsid="00078584" officeooo:paragraph-rsid="00078584"/>
    </style:style>
    <style:style style:name="P10" style:family="paragraph" style:parent-style-name="Standard">
      <style:text-properties officeooo:paragraph-rsid="00078584"/>
    </style:style>
    <style:style style:name="P11" style:family="paragraph" style:parent-style-name="Standard">
      <style:text-properties officeooo:rsid="00097cda" officeooo:paragraph-rsid="00097cda"/>
    </style:style>
    <style:style style:name="P12" style:family="paragraph" style:parent-style-name="Standard">
      <style:text-properties officeooo:paragraph-rsid="00097cda"/>
    </style:style>
    <style:style style:name="T1" style:family="text">
      <style:text-properties officeooo:rsid="00022643"/>
    </style:style>
    <style:style style:name="T2" style:family="text">
      <style:text-properties officeooo:rsid="000326bd"/>
    </style:style>
    <style:style style:name="T3" style:family="text">
      <style:text-properties officeooo:rsid="0004d7b6"/>
    </style:style>
    <style:style style:name="T4" style:family="text">
      <style:text-properties officeooo:rsid="00062ab8"/>
    </style:style>
    <style:style style:name="T5" style:family="text">
      <style:text-properties officeooo:rsid="00078584"/>
    </style:style>
    <style:style style:name="T6" style:family="text">
      <style:text-properties officeooo:rsid="00097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fred B2B</text:span></text:p>
      <text:p text:style-name="P1"/>
      <text:p text:style-name="P1">Pré-création compte (user, mdp à changer, entreprise)</text:p>
      <text:p text:style-name="P1"/>
      <text:p text:style-name="P1">A garder :</text:p>
      <text:p text:style-name="P1">- avis</text:p>
      <text:p text:style-name="P1">- notifications</text:p>
      <text:p text:style-name="P1"/>
      <text:p text:style-name="P1"/>
      <text:p text:style-name="P5">Bandeau des catégories : affichage des pro ou particulier uniquement</text:p>
      <text:p text:style-name="P5"/>
      <text:p text:style-name="P6"><text:span text:style-name="T3">Résa pour pros : affichage diplômes/certifications/expérience</text:span></text:p>
      <text:p text:style-name="P1"/>
      <text:p text:style-name="P1">Vérifier si entreprise cliente doit être déclarée en entreprise dans Mangopay ou comme Natural</text:p>
      <text:p text:style-name="P5">Affichage profil pour client entreprise : </text:p>
      <text:p text:style-name="P1"/>
      <text:p text:style-name="P3"><text:span text:style-name="T2">Alfred : propose services aux pros et/ou au particuliers :</text:span></text:p>
      <text:p text:style-name="P3">- <text:span text:style-name="T2">création boutique : liste déroulante en, 2 parties : pro ou particulier</text:span></text:p>
      <text:p text:style-name="P3"/>
      <text:p text:style-name="P4">Prestas/services/catégories : prévoir label et illustration particulier/pro, tagguer les <text:span text:style-name="T3">services en pro et/ou particulier</text:span></text:p>
      <text:p text:style-name="P4"/>
      <text:p text:style-name="P7">TVA :</text:p>
      <text:p text:style-name="P7">Création boutique : si pro, demander si assujetti à TVA et saisir n° TVA</text:p>
      <text:p text:style-name="P7"/>
      <text:p text:style-name="P8"><text:span text:style-name="T4">Dans le cas de pro asujetti TVA, il saisira ses tarifs en HT</text:span></text:p>
      <text:p text:style-name="P8"/>
      <text:p text:style-name="P9">UI entreprise : réservé aux admins d’entreprises</text:p>
      <text:p text:style-name="P9"/>
      <text:p text:style-name="P10"><text:span text:style-name="T5">Au login : </text:span></text:p>
      <text:p text:style-name="P10"><text:span text:style-name="T5">- page d’accueil standard : connexion pour client de base et client salarié ou admin mais avec rôle salarié</text:span></text:p>
      <text:p text:style-name="P10">- <text:span text:style-name="T5">page d’accueil entreprise : connexion admin uniquement avec le rôle admin d’entreprise</text:span></text:p>
      <text:p text:style-name="P10"/>
      <text:p text:style-name="P11">Catégories/services/prestations en pro :</text:p>
      <text:p text:style-name="P11">Tagguer les services et prestations en pro (O/N) et particulier (O/N)</text:p>
      <text:p text:style-name="P12"><text:span text:style-name="T6">Si le statut d’un service est modifié, c’est répercuté sur toutes les prestations associé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02-09T12:07:21.250457238</dc:date>
    <meta:editing-duration>PT1H16M16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22" meta:word-count="189" meta:character-count="1203" meta:non-whitespace-character-count="1034"/>
  </office:meta>
</office:document-meta>
</file>